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39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2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9pt solid #008000"/>
    </style:style>
    <style:style style:name="ce3" style:family="table-cell" style:parent-style-name="Default">
      <style:table-cell-properties fo:border="0.99pt solid #008000" fo:padding-bottom="0.0193in" fo:padding-left="0.0138in" fo:padding-right="0.0138in" fo:padding-top="0.0193in"/>
    </style:style>
    <style:style style:name="ce4" style:family="table-cell" style:parent-style-name="Default">
      <style:table-cell-properties fo:border="0.79pt solid #008000" fo:padding-bottom="0.0193in" fo:padding-left="0.0138in" fo:padding-right="0.0138in" fo:padding-top="0.0193in"/>
    </style:style>
    <style:style style:name="ce5" style:family="table-cell" style:parent-style-name="Default">
      <style:table-cell-properties fo:border-bottom="0.2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</style:style>
    <style:style style:name="ce6" style:family="table-cell" style:parent-style-name="Default">
      <style:table-cell-properties fo:border="0.26pt solid #000000" fo:padding-bottom="0.0193in" fo:padding-left="0.0138in" fo:padding-right="0.0138in" fo:padding-top="0.0193in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000000"/>
    </style:style>
    <style:style style:name="ce8" style:family="table-cell" style:parent-style-name="Default">
      <style:table-cell-properties fo:border="0.26pt solid #000000" fo:padding-bottom="0.0193in" fo:padding-left="0.0138in" fo:padding-right="0.0138in" fo:padding-top="0.0193in"/>
      <style:text-properties style:font-name="Liberation Sans" style:font-name-asian="WenQuanYi Zen Hei" style:font-name-complex="Lohit Hindi"/>
    </style:style>
    <style:style style:name="ce9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0" style:family="table-cell" style:parent-style-name="Default">
      <style:table-cell-properties fo:border="1.05pt solid #008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style:font-name="Liberation Sans" style:font-name-asian="WenQuanYi Zen Hei" style:font-name-complex="Lohit Hindi"/>
    </style:style>
  </office:automatic-styles>
  <office:body>
    <office:spreadsheet>
      <table:table table:name="PriceToAng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eadsheet for converting price to angle. <text:s/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escription: This spreadsheet allows you to do two different prices simultaneously, so you can compare the angles between each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put fields are the cells surrounded by green.</text:p>
          </table:table-cell>
          <table:table-cell table:number-columns-repeated="5"/>
        </table:table-row>
        <table:table-row table:style-name="ro1">
          <table:table-cell office:value-type="string">
            <text:p>Output fields are the cells surrounded by black. <text:s/>These are the numbers found under the Angle columns. <text:s/>Search for planets at these angles.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2">
          <table:table-cell/>
          <table:table-cell office:value-type="string">
            <text:p>Input price:</text:p>
          </table:table-cell>
          <table:table-cell table:number-columns-repeated="2"/>
          <table:table-cell table:style-name="ce4" office:value-type="float" office:value="13.25">
            <text:p>13.25</text:p>
          </table:table-cell>
          <table:table-cell table:style-name="ce4" office:value-type="float" office:value="77.64">
            <text:p>77.64</text:p>
          </table:table-cell>
        </table:table-row>
        <table:table-row table:style-name="ro1">
          <table:table-cell/>
          <table:table-cell office:value-type="string">
            <text:p>Time Factor (degrees):</text:p>
          </table:table-cell>
          <table:table-cell table:style-name="ce2"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ime Factor ratio of circle:</text:p>
          </table:table-cell>
          <table:table-cell table:formula="of:=([.$C$12]/360)" office:value-type="float" office:value="0.194444444444444">
            <text:p>0.1944444444</text:p>
          </table:table-cell>
          <table:table-cell table:number-columns-repeated="3"/>
        </table:table-row>
        <table:table-row table:style-name="ro2">
          <table:table-cell table:number-columns-repeated="4"/>
          <table:table-cell table:number-columns-repeated="2" table:style-name="ce5" office:value-type="string">
            <text:p>Angle:</text:p>
          </table:table-cell>
        </table:table-row>
        <table:table-row table:style-name="ro2">
          <table:table-cell/>
          <table:table-cell office:value-type="string">
            <text:p>Circle of:</text:p>
          </table:table-cell>
          <table:table-cell office:value-type="float" office:value="12">
            <text:p>12</text:p>
          </table:table-cell>
          <table:table-cell/>
          <table:table-cell table:style-name="ce6" table:formula="of:=(MOD([.$E$11] + (([.$C$12]/360) * [.C15]);[.C15])/[.C15])*360" office:value-type="float" office:value="107.5">
            <text:p>107.5</text:p>
          </table:table-cell>
          <table:table-cell table:style-name="ce8" table:formula="of:=(MOD([.$F$11] + (([.$C$12]/360) * [.C15]);[.C15])/[.C15])*360" office:value-type="float" office:value="239.2">
            <text:p>239.2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  <table:table-cell table:style-name="ce6" table:formula="of:=(MOD([.$E$11] + (([.$C$12]/360) * [.C16]);[.C16])/[.C16])*360" office:value-type="float" office:value="268.75">
            <text:p>268.75</text:p>
          </table:table-cell>
          <table:table-cell table:style-name="ce8" table:formula="of:=(MOD([.$F$11] + (([.$C$12]/360) * [.C16]);[.C16])/[.C16])*360" office:value-type="float" office:value="154.6">
            <text:p>154.6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/>
          <table:table-cell table:style-name="ce6" table:formula="of:=(MOD([.$E$11] + (([.$C$12]/360) * [.C17]);[.C17])/[.C17])*360" office:value-type="float" office:value="202.5">
            <text:p>202.5</text:p>
          </table:table-cell>
          <table:table-cell table:style-name="ce8" table:formula="of:=(MOD([.$F$11] + (([.$C$12]/360) * [.C17]);[.C17])/[.C17])*360" office:value-type="float" office:value="126.4">
            <text:p>126.4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/>
          <table:table-cell table:style-name="ce6" table:formula="of:=(MOD([.$E$11] + (([.$C$12]/360) * [.C18]);[.C18])/[.C18])*360" office:value-type="float" office:value="161.730769230769">
            <text:p>161.7307692308</text:p>
          </table:table-cell>
          <table:table-cell table:style-name="ce8" table:formula="of:=(MOD([.$F$11] + (([.$C$12]/360) * [.C18]);[.C18])/[.C18])*360" office:value-type="float" office:value="247.507692307692">
            <text:p>247.5076923077</text:p>
          </table:table-cell>
        </table:table-row>
        <table:table-row table:style-name="ro2">
          <table:table-cell table:number-columns-repeated="2"/>
          <table:table-cell office:value-type="float" office:value="90">
            <text:p>90</text:p>
          </table:table-cell>
          <table:table-cell/>
          <table:table-cell table:style-name="ce6" table:formula="of:=(MOD([.$E$11] + (([.$C$12]/360) * [.C19]);[.C19])/[.C19])*360" office:value-type="float" office:value="123">
            <text:p>123</text:p>
          </table:table-cell>
          <table:table-cell table:style-name="ce8" table:formula="of:=(MOD([.$F$11] + (([.$C$12]/360) * [.C19]);[.C19])/[.C19])*360" office:value-type="float" office:value="20.56">
            <text:p>20.56</text:p>
          </table:table-cell>
        </table:table-row>
        <table:table-row table:style-name="ro2"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6" table:formula="of:=(MOD([.$E$11] + (([.$C$12]/360) * [.C20]);[.C20])/[.C20])*360" office:value-type="float" office:value="103.125">
            <text:p>103.125</text:p>
          </table:table-cell>
          <table:table-cell table:style-name="ce8" table:formula="of:=(MOD([.$F$11] + (([.$C$12]/360) * [.C20]);[.C20])/[.C20])*360" office:value-type="float" office:value="264.1">
            <text:p>264.1</text:p>
          </table:table-cell>
        </table:table-row>
        <table:table-row table:style-name="ro2">
          <table:table-cell table:number-columns-repeated="2"/>
          <table:table-cell office:value-type="float" office:value="360">
            <text:p>360</text:p>
          </table:table-cell>
          <table:table-cell/>
          <table:table-cell table:style-name="ce6" table:formula="of:=(MOD([.$E$11] + (([.$C$12]/360) * [.C21]);[.C21])/[.C21])*360" office:value-type="float" office:value="83.25">
            <text:p>83.25</text:p>
          </table:table-cell>
          <table:table-cell table:style-name="ce8" table:formula="of:=(MOD([.$F$11] + (([.$C$12]/360) * [.C21]);[.C21])/[.C21])*360" office:value-type="float" office:value="147.64">
            <text:p>147.64</text:p>
          </table:table-cell>
        </table:table-row>
        <table:table-row table:style-name="ro2">
          <table:table-cell/>
          <table:table-cell office:value-type="string">
            <text:p>Custom circle size:</text:p>
          </table:table-cell>
          <table:table-cell table:style-name="ce3" office:value-type="float" office:value="2.4">
            <text:p>2.4</text:p>
          </table:table-cell>
          <table:table-cell/>
          <table:table-cell table:style-name="ce6" table:formula="of:=(MOD([.$E$11] + (([.$C$12]/360) * [.C22]);[.C22])/[.C22])*360" office:value-type="float" office:value="257.5">
            <text:p>257.5</text:p>
          </table:table-cell>
          <table:table-cell table:style-name="ce8" table:formula="of:=(MOD([.$F$11] + (([.$C$12]/360) * [.C22]);[.C22])/[.C22])*360" office:value-type="float" office:value="196.000000000001">
            <text:p>196</text:p>
          </table:table-cell>
        </table:table-row>
        <table:table-row table:style-name="ro2">
          <table:table-cell table:number-columns-repeated="4"/>
          <table:table-cell table:style-name="ce7"/>
          <table:table-cell/>
        </table:table-row>
      </table:table>
      <table:table table:name="AngleToPrice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Spreadsheet for converting angle to prices. <text:s/>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Input fields are the cells surrounded by green. <text:s/>Input angle must be greater than or equal to zero and less than 360.</text:p>
          </table:table-cell>
          <table:table-cell table:number-columns-repeated="13"/>
        </table:table-row>
        <table:table-row table:style-name="ro1">
          <table:table-cell office:value-type="string">
            <text:p>Output fields are the cells surrounded by black. 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/>
          <table:table-cell office:value-type="string">
            <text:p>Input Angle:</text:p>
          </table:table-cell>
          <table:table-cell table:style-name="ce3" office:value-type="float" office:value="180">
            <text:p>18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Input time factor (degrees):</text:p>
          </table:table-cell>
          <table:table-cell table:style-name="ce10" office:value-type="float" office:value="0">
            <text:p>0</text:p>
          </table:table-cell>
          <table:table-cell table:number-columns-repeated="11"/>
        </table:table-row>
        <table:table-row table:style-name="ro4">
          <table:table-cell/>
          <table:table-cell table:style-name="ce9" office:value-type="string">
            <text:p>Note: The input time factor here is converted to price and then subtracted from the input angle's price.</text:p>
          </table:table-cell>
          <table:table-cell table:number-columns-repeated="12"/>
        </table:table-row>
        <table:table-row table:style-name="ro3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Custom circle size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ces on circle of: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360">
            <text:p>360</text:p>
          </table:table-cell>
          <table:table-cell table:style-name="ce10" office:value-type="float" office:value="2.4">
            <text:p>2.4</text:p>
          </table:table-cell>
          <table:table-cell table:number-columns-repeated="2"/>
        </table:table-row>
        <table:table-row table:style-name="ro3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Iteration:</text:p>
          </table:table-cell>
          <table:table-cell office:value-type="float" office:value="0">
            <text:p>0</text:p>
          </table:table-cell>
          <table:table-cell/>
          <table:table-cell table:style-name="ce11" table:formula="of:=(([.$C$10]/360)*[.$E$16]) - (([.$C$12]/360)*[.$E$16]) + ([.C19] * [.$E$16])" office:value-type="float" office:value="6">
            <text:p>6</text:p>
          </table:table-cell>
          <table:table-cell table:style-name="ce12" table:formula="of:=(([.$C$10]/360)*[.$F$16]) - (([.$C$12]/360)*[.$F$16]) + ([.C19] * [.$F$16])" office:value-type="float" office:value="12">
            <text:p>12</text:p>
          </table:table-cell>
          <table:table-cell table:style-name="ce12" table:formula="of:=(([.$C$10]/360)*[.$G$16]) - (([.$C$12]/360)*[.$G$16]) + ([.C19] * [.$G$16])" office:value-type="float" office:value="18">
            <text:p>18</text:p>
          </table:table-cell>
          <table:table-cell table:style-name="ce12" table:formula="of:=(([.$C$10]/360)*[.$H$16]) - (([.$C$12]/360)*[.$H$16]) + ([.C19] * [.$H$16])" office:value-type="float" office:value="26">
            <text:p>26</text:p>
          </table:table-cell>
          <table:table-cell table:style-name="ce12" table:formula="of:=(([.$C$10]/360)*[.$I$16]) - (([.$C$12]/360)*[.$I$16]) + ([.C19] * [.$I$16])" office:value-type="float" office:value="45">
            <text:p>45</text:p>
          </table:table-cell>
          <table:table-cell table:style-name="ce12" table:formula="of:=(([.$C$10]/360)*[.$J$16]) - (([.$C$12]/360)*[.$J$16]) + ([.C19] * [.$J$16])" office:value-type="float" office:value="72">
            <text:p>72</text:p>
          </table:table-cell>
          <table:table-cell table:style-name="ce12" table:formula="of:=(([.$C$10]/360)*[.$K$16]) - (([.$C$12]/360)*[.$K$16]) + ([.C19] * [.$K$16])" office:value-type="float" office:value="180">
            <text:p>180</text:p>
          </table:table-cell>
          <table:table-cell table:style-name="ce12" table:formula="of:=(([.$C$10]/360)*[.$L$16]) - (([.$C$12]/360)*[.$L$16]) + ([.C19] * [.$L$16]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table:formula="of:=(([.$C$10]/360)*[.$E$16]) - (([.$C$12]/360)*[.$E$16]) + ([.C20] * [.$E$16])" office:value-type="float" office:value="18">
            <text:p>18</text:p>
          </table:table-cell>
          <table:table-cell table:style-name="ce12" table:formula="of:=(([.$C$10]/360)*[.$F$16]) - (([.$C$12]/360)*[.$F$16]) + ([.C20] * [.$F$16])" office:value-type="float" office:value="36">
            <text:p>36</text:p>
          </table:table-cell>
          <table:table-cell table:style-name="ce12" table:formula="of:=(([.$C$10]/360)*[.$G$16]) - (([.$C$12]/360)*[.$G$16]) + ([.C20] * [.$G$16])" office:value-type="float" office:value="54">
            <text:p>54</text:p>
          </table:table-cell>
          <table:table-cell table:style-name="ce12" table:formula="of:=(([.$C$10]/360)*[.$H$16]) - (([.$C$12]/360)*[.$H$16]) + ([.C20] * [.$H$16])" office:value-type="float" office:value="78">
            <text:p>78</text:p>
          </table:table-cell>
          <table:table-cell table:style-name="ce12" table:formula="of:=(([.$C$10]/360)*[.$I$16]) - (([.$C$12]/360)*[.$I$16]) + ([.C20] * [.$I$16])" office:value-type="float" office:value="135">
            <text:p>135</text:p>
          </table:table-cell>
          <table:table-cell table:style-name="ce12" table:formula="of:=(([.$C$10]/360)*[.$J$16]) - (([.$C$12]/360)*[.$J$16]) + ([.C20] * [.$J$16])" office:value-type="float" office:value="216">
            <text:p>216</text:p>
          </table:table-cell>
          <table:table-cell table:style-name="ce12" table:formula="of:=(([.$C$10]/360)*[.$K$16]) - (([.$C$12]/360)*[.$K$16]) + ([.C20] * [.$K$16])" office:value-type="float" office:value="540">
            <text:p>540</text:p>
          </table:table-cell>
          <table:table-cell table:style-name="ce12" table:formula="of:=(([.$C$10]/360)*[.$L$16]) - (([.$C$12]/360)*[.$L$16]) + ([.C20] * [.$L$16])" office:value-type="float" office:value="3.6">
            <text:p>3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11" table:formula="of:=(([.$C$10]/360)*[.$E$16]) - (([.$C$12]/360)*[.$E$16]) + ([.C21] * [.$E$16])" office:value-type="float" office:value="30">
            <text:p>30</text:p>
          </table:table-cell>
          <table:table-cell table:style-name="ce12" table:formula="of:=(([.$C$10]/360)*[.$F$16]) - (([.$C$12]/360)*[.$F$16]) + ([.C21] * [.$F$16])" office:value-type="float" office:value="60">
            <text:p>60</text:p>
          </table:table-cell>
          <table:table-cell table:style-name="ce12" table:formula="of:=(([.$C$10]/360)*[.$G$16]) - (([.$C$12]/360)*[.$G$16]) + ([.C21] * [.$G$16])" office:value-type="float" office:value="90">
            <text:p>90</text:p>
          </table:table-cell>
          <table:table-cell table:style-name="ce12" table:formula="of:=(([.$C$10]/360)*[.$H$16]) - (([.$C$12]/360)*[.$H$16]) + ([.C21] * [.$H$16])" office:value-type="float" office:value="130">
            <text:p>130</text:p>
          </table:table-cell>
          <table:table-cell table:style-name="ce12" table:formula="of:=(([.$C$10]/360)*[.$I$16]) - (([.$C$12]/360)*[.$I$16]) + ([.C21] * [.$I$16])" office:value-type="float" office:value="225">
            <text:p>225</text:p>
          </table:table-cell>
          <table:table-cell table:style-name="ce12" table:formula="of:=(([.$C$10]/360)*[.$J$16]) - (([.$C$12]/360)*[.$J$16]) + ([.C21] * [.$J$16])" office:value-type="float" office:value="360">
            <text:p>360</text:p>
          </table:table-cell>
          <table:table-cell table:style-name="ce12" table:formula="of:=(([.$C$10]/360)*[.$K$16]) - (([.$C$12]/360)*[.$K$16]) + ([.C21] * [.$K$16])" office:value-type="float" office:value="900">
            <text:p>900</text:p>
          </table:table-cell>
          <table:table-cell table:style-name="ce12" table:formula="of:=(([.$C$10]/360)*[.$L$16]) - (([.$C$12]/360)*[.$L$16]) + ([.C21] * [.$L$1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11" table:formula="of:=(([.$C$10]/360)*[.$E$16]) - (([.$C$12]/360)*[.$E$16]) + ([.C22] * [.$E$16])" office:value-type="float" office:value="42">
            <text:p>42</text:p>
          </table:table-cell>
          <table:table-cell table:style-name="ce12" table:formula="of:=(([.$C$10]/360)*[.$F$16]) - (([.$C$12]/360)*[.$F$16]) + ([.C22] * [.$F$16])" office:value-type="float" office:value="84">
            <text:p>84</text:p>
          </table:table-cell>
          <table:table-cell table:style-name="ce12" table:formula="of:=(([.$C$10]/360)*[.$G$16]) - (([.$C$12]/360)*[.$G$16]) + ([.C22] * [.$G$16])" office:value-type="float" office:value="126">
            <text:p>126</text:p>
          </table:table-cell>
          <table:table-cell table:style-name="ce12" table:formula="of:=(([.$C$10]/360)*[.$H$16]) - (([.$C$12]/360)*[.$H$16]) + ([.C22] * [.$H$16])" office:value-type="float" office:value="182">
            <text:p>182</text:p>
          </table:table-cell>
          <table:table-cell table:style-name="ce12" table:formula="of:=(([.$C$10]/360)*[.$I$16]) - (([.$C$12]/360)*[.$I$16]) + ([.C22] * [.$I$16])" office:value-type="float" office:value="315">
            <text:p>315</text:p>
          </table:table-cell>
          <table:table-cell table:style-name="ce12" table:formula="of:=(([.$C$10]/360)*[.$J$16]) - (([.$C$12]/360)*[.$J$16]) + ([.C22] * [.$J$16])" office:value-type="float" office:value="504">
            <text:p>504</text:p>
          </table:table-cell>
          <table:table-cell table:style-name="ce12" table:formula="of:=(([.$C$10]/360)*[.$K$16]) - (([.$C$12]/360)*[.$K$16]) + ([.C22] * [.$K$16])" office:value-type="float" office:value="1260">
            <text:p>1260</text:p>
          </table:table-cell>
          <table:table-cell table:style-name="ce12" table:formula="of:=(([.$C$10]/360)*[.$L$16]) - (([.$C$12]/360)*[.$L$16]) + ([.C22] * [.$L$16])" office:value-type="float" office:value="8.4">
            <text:p>8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11" table:formula="of:=(([.$C$10]/360)*[.$E$16]) - (([.$C$12]/360)*[.$E$16]) + ([.C23] * [.$E$16])" office:value-type="float" office:value="54">
            <text:p>54</text:p>
          </table:table-cell>
          <table:table-cell table:style-name="ce12" table:formula="of:=(([.$C$10]/360)*[.$F$16]) - (([.$C$12]/360)*[.$F$16]) + ([.C23] * [.$F$16])" office:value-type="float" office:value="108">
            <text:p>108</text:p>
          </table:table-cell>
          <table:table-cell table:style-name="ce12" table:formula="of:=(([.$C$10]/360)*[.$G$16]) - (([.$C$12]/360)*[.$G$16]) + ([.C23] * [.$G$16])" office:value-type="float" office:value="162">
            <text:p>162</text:p>
          </table:table-cell>
          <table:table-cell table:style-name="ce12" table:formula="of:=(([.$C$10]/360)*[.$H$16]) - (([.$C$12]/360)*[.$H$16]) + ([.C23] * [.$H$16])" office:value-type="float" office:value="234">
            <text:p>234</text:p>
          </table:table-cell>
          <table:table-cell table:style-name="ce12" table:formula="of:=(([.$C$10]/360)*[.$I$16]) - (([.$C$12]/360)*[.$I$16]) + ([.C23] * [.$I$16])" office:value-type="float" office:value="405">
            <text:p>405</text:p>
          </table:table-cell>
          <table:table-cell table:style-name="ce12" table:formula="of:=(([.$C$10]/360)*[.$J$16]) - (([.$C$12]/360)*[.$J$16]) + ([.C23] * [.$J$16])" office:value-type="float" office:value="648">
            <text:p>648</text:p>
          </table:table-cell>
          <table:table-cell table:style-name="ce12" table:formula="of:=(([.$C$10]/360)*[.$K$16]) - (([.$C$12]/360)*[.$K$16]) + ([.C23] * [.$K$16])" office:value-type="float" office:value="1620">
            <text:p>1620</text:p>
          </table:table-cell>
          <table:table-cell table:style-name="ce12" table:formula="of:=(([.$C$10]/360)*[.$L$16]) - (([.$C$12]/360)*[.$L$16]) + ([.C23] * [.$L$16])" office:value-type="float" office:value="10.8">
            <text:p>1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11" table:formula="of:=(([.$C$10]/360)*[.$E$16]) - (([.$C$12]/360)*[.$E$16]) + ([.C24] * [.$E$16])" office:value-type="float" office:value="66">
            <text:p>66</text:p>
          </table:table-cell>
          <table:table-cell table:style-name="ce12" table:formula="of:=(([.$C$10]/360)*[.$F$16]) - (([.$C$12]/360)*[.$F$16]) + ([.C24] * [.$F$16])" office:value-type="float" office:value="132">
            <text:p>132</text:p>
          </table:table-cell>
          <table:table-cell table:style-name="ce12" table:formula="of:=(([.$C$10]/360)*[.$G$16]) - (([.$C$12]/360)*[.$G$16]) + ([.C24] * [.$G$16])" office:value-type="float" office:value="198">
            <text:p>198</text:p>
          </table:table-cell>
          <table:table-cell table:style-name="ce12" table:formula="of:=(([.$C$10]/360)*[.$H$16]) - (([.$C$12]/360)*[.$H$16]) + ([.C24] * [.$H$16])" office:value-type="float" office:value="286">
            <text:p>286</text:p>
          </table:table-cell>
          <table:table-cell table:style-name="ce12" table:formula="of:=(([.$C$10]/360)*[.$I$16]) - (([.$C$12]/360)*[.$I$16]) + ([.C24] * [.$I$16])" office:value-type="float" office:value="495">
            <text:p>495</text:p>
          </table:table-cell>
          <table:table-cell table:style-name="ce12" table:formula="of:=(([.$C$10]/360)*[.$J$16]) - (([.$C$12]/360)*[.$J$16]) + ([.C24] * [.$J$16])" office:value-type="float" office:value="792">
            <text:p>792</text:p>
          </table:table-cell>
          <table:table-cell table:style-name="ce12" table:formula="of:=(([.$C$10]/360)*[.$K$16]) - (([.$C$12]/360)*[.$K$16]) + ([.C24] * [.$K$16])" office:value-type="float" office:value="1980">
            <text:p>1980</text:p>
          </table:table-cell>
          <table:table-cell table:style-name="ce12" table:formula="of:=(([.$C$10]/360)*[.$L$16]) - (([.$C$12]/360)*[.$L$16]) + ([.C24] * [.$L$16])" office:value-type="float" office:value="13.2">
            <text:p>13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table:style-name="ce11" table:formula="of:=(([.$C$10]/360)*[.$E$16]) - (([.$C$12]/360)*[.$E$16]) + ([.C25] * [.$E$16])" office:value-type="float" office:value="78">
            <text:p>78</text:p>
          </table:table-cell>
          <table:table-cell table:style-name="ce12" table:formula="of:=(([.$C$10]/360)*[.$F$16]) - (([.$C$12]/360)*[.$F$16]) + ([.C25] * [.$F$16])" office:value-type="float" office:value="156">
            <text:p>156</text:p>
          </table:table-cell>
          <table:table-cell table:style-name="ce12" table:formula="of:=(([.$C$10]/360)*[.$G$16]) - (([.$C$12]/360)*[.$G$16]) + ([.C25] * [.$G$16])" office:value-type="float" office:value="234">
            <text:p>234</text:p>
          </table:table-cell>
          <table:table-cell table:style-name="ce12" table:formula="of:=(([.$C$10]/360)*[.$H$16]) - (([.$C$12]/360)*[.$H$16]) + ([.C25] * [.$H$16])" office:value-type="float" office:value="338">
            <text:p>338</text:p>
          </table:table-cell>
          <table:table-cell table:style-name="ce12" table:formula="of:=(([.$C$10]/360)*[.$I$16]) - (([.$C$12]/360)*[.$I$16]) + ([.C25] * [.$I$16])" office:value-type="float" office:value="585">
            <text:p>585</text:p>
          </table:table-cell>
          <table:table-cell table:style-name="ce12" table:formula="of:=(([.$C$10]/360)*[.$J$16]) - (([.$C$12]/360)*[.$J$16]) + ([.C25] * [.$J$16])" office:value-type="float" office:value="936">
            <text:p>936</text:p>
          </table:table-cell>
          <table:table-cell table:style-name="ce12" table:formula="of:=(([.$C$10]/360)*[.$K$16]) - (([.$C$12]/360)*[.$K$16]) + ([.C25] * [.$K$16])" office:value-type="float" office:value="2340">
            <text:p>2340</text:p>
          </table:table-cell>
          <table:table-cell table:style-name="ce12" table:formula="of:=(([.$C$10]/360)*[.$L$16]) - (([.$C$12]/360)*[.$L$16]) + ([.C25] * [.$L$16])" office:value-type="float" office:value="15.6">
            <text:p>1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table:style-name="ce11" table:formula="of:=(([.$C$10]/360)*[.$E$16]) - (([.$C$12]/360)*[.$E$16]) + ([.C26] * [.$E$16])" office:value-type="float" office:value="90">
            <text:p>90</text:p>
          </table:table-cell>
          <table:table-cell table:style-name="ce12" table:formula="of:=(([.$C$10]/360)*[.$F$16]) - (([.$C$12]/360)*[.$F$16]) + ([.C26] * [.$F$16])" office:value-type="float" office:value="180">
            <text:p>180</text:p>
          </table:table-cell>
          <table:table-cell table:style-name="ce12" table:formula="of:=(([.$C$10]/360)*[.$G$16]) - (([.$C$12]/360)*[.$G$16]) + ([.C26] * [.$G$16])" office:value-type="float" office:value="270">
            <text:p>270</text:p>
          </table:table-cell>
          <table:table-cell table:style-name="ce12" table:formula="of:=(([.$C$10]/360)*[.$H$16]) - (([.$C$12]/360)*[.$H$16]) + ([.C26] * [.$H$16])" office:value-type="float" office:value="390">
            <text:p>390</text:p>
          </table:table-cell>
          <table:table-cell table:style-name="ce12" table:formula="of:=(([.$C$10]/360)*[.$I$16]) - (([.$C$12]/360)*[.$I$16]) + ([.C26] * [.$I$16])" office:value-type="float" office:value="675">
            <text:p>675</text:p>
          </table:table-cell>
          <table:table-cell table:style-name="ce12" table:formula="of:=(([.$C$10]/360)*[.$J$16]) - (([.$C$12]/360)*[.$J$16]) + ([.C26] * [.$J$16])" office:value-type="float" office:value="1080">
            <text:p>1080</text:p>
          </table:table-cell>
          <table:table-cell table:style-name="ce12" table:formula="of:=(([.$C$10]/360)*[.$K$16]) - (([.$C$12]/360)*[.$K$16]) + ([.C26] * [.$K$16])" office:value-type="float" office:value="2700">
            <text:p>2700</text:p>
          </table:table-cell>
          <table:table-cell table:style-name="ce12" table:formula="of:=(([.$C$10]/360)*[.$L$16]) - (([.$C$12]/360)*[.$L$16]) + ([.C26] * [.$L$16]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table:style-name="ce11" table:formula="of:=(([.$C$10]/360)*[.$E$16]) - (([.$C$12]/360)*[.$E$16]) + ([.C27] * [.$E$16])" office:value-type="float" office:value="102">
            <text:p>102</text:p>
          </table:table-cell>
          <table:table-cell table:style-name="ce12" table:formula="of:=(([.$C$10]/360)*[.$F$16]) - (([.$C$12]/360)*[.$F$16]) + ([.C27] * [.$F$16])" office:value-type="float" office:value="204">
            <text:p>204</text:p>
          </table:table-cell>
          <table:table-cell table:style-name="ce12" table:formula="of:=(([.$C$10]/360)*[.$G$16]) - (([.$C$12]/360)*[.$G$16]) + ([.C27] * [.$G$16])" office:value-type="float" office:value="306">
            <text:p>306</text:p>
          </table:table-cell>
          <table:table-cell table:style-name="ce12" table:formula="of:=(([.$C$10]/360)*[.$H$16]) - (([.$C$12]/360)*[.$H$16]) + ([.C27] * [.$H$16])" office:value-type="float" office:value="442">
            <text:p>442</text:p>
          </table:table-cell>
          <table:table-cell table:style-name="ce12" table:formula="of:=(([.$C$10]/360)*[.$I$16]) - (([.$C$12]/360)*[.$I$16]) + ([.C27] * [.$I$16])" office:value-type="float" office:value="765">
            <text:p>765</text:p>
          </table:table-cell>
          <table:table-cell table:style-name="ce12" table:formula="of:=(([.$C$10]/360)*[.$J$16]) - (([.$C$12]/360)*[.$J$16]) + ([.C27] * [.$J$16])" office:value-type="float" office:value="1224">
            <text:p>1224</text:p>
          </table:table-cell>
          <table:table-cell table:style-name="ce12" table:formula="of:=(([.$C$10]/360)*[.$K$16]) - (([.$C$12]/360)*[.$K$16]) + ([.C27] * [.$K$16])" office:value-type="float" office:value="3060">
            <text:p>3060</text:p>
          </table:table-cell>
          <table:table-cell table:style-name="ce12" table:formula="of:=(([.$C$10]/360)*[.$L$16]) - (([.$C$12]/360)*[.$L$16]) + ([.C27] * [.$L$16])" office:value-type="float" office:value="20.4">
            <text:p>20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table:style-name="ce11" table:formula="of:=(([.$C$10]/360)*[.$E$16]) - (([.$C$12]/360)*[.$E$16]) + ([.C28] * [.$E$16])" office:value-type="float" office:value="114">
            <text:p>114</text:p>
          </table:table-cell>
          <table:table-cell table:style-name="ce12" table:formula="of:=(([.$C$10]/360)*[.$F$16]) - (([.$C$12]/360)*[.$F$16]) + ([.C28] * [.$F$16])" office:value-type="float" office:value="228">
            <text:p>228</text:p>
          </table:table-cell>
          <table:table-cell table:style-name="ce12" table:formula="of:=(([.$C$10]/360)*[.$G$16]) - (([.$C$12]/360)*[.$G$16]) + ([.C28] * [.$G$16])" office:value-type="float" office:value="342">
            <text:p>342</text:p>
          </table:table-cell>
          <table:table-cell table:style-name="ce12" table:formula="of:=(([.$C$10]/360)*[.$H$16]) - (([.$C$12]/360)*[.$H$16]) + ([.C28] * [.$H$16])" office:value-type="float" office:value="494">
            <text:p>494</text:p>
          </table:table-cell>
          <table:table-cell table:style-name="ce12" table:formula="of:=(([.$C$10]/360)*[.$I$16]) - (([.$C$12]/360)*[.$I$16]) + ([.C28] * [.$I$16])" office:value-type="float" office:value="855">
            <text:p>855</text:p>
          </table:table-cell>
          <table:table-cell table:style-name="ce12" table:formula="of:=(([.$C$10]/360)*[.$J$16]) - (([.$C$12]/360)*[.$J$16]) + ([.C28] * [.$J$16])" office:value-type="float" office:value="1368">
            <text:p>1368</text:p>
          </table:table-cell>
          <table:table-cell table:style-name="ce12" table:formula="of:=(([.$C$10]/360)*[.$K$16]) - (([.$C$12]/360)*[.$K$16]) + ([.C28] * [.$K$16])" office:value-type="float" office:value="3420">
            <text:p>3420</text:p>
          </table:table-cell>
          <table:table-cell table:style-name="ce12" table:formula="of:=(([.$C$10]/360)*[.$L$16]) - (([.$C$12]/360)*[.$L$16]) + ([.C28] * [.$L$16])" office:value-type="float" office:value="22.8">
            <text:p>2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table:style-name="ce11" table:formula="of:=(([.$C$10]/360)*[.$E$16]) - (([.$C$12]/360)*[.$E$16]) + ([.C29] * [.$E$16])" office:value-type="float" office:value="126">
            <text:p>126</text:p>
          </table:table-cell>
          <table:table-cell table:style-name="ce12" table:formula="of:=(([.$C$10]/360)*[.$F$16]) - (([.$C$12]/360)*[.$F$16]) + ([.C29] * [.$F$16])" office:value-type="float" office:value="252">
            <text:p>252</text:p>
          </table:table-cell>
          <table:table-cell table:style-name="ce12" table:formula="of:=(([.$C$10]/360)*[.$G$16]) - (([.$C$12]/360)*[.$G$16]) + ([.C29] * [.$G$16])" office:value-type="float" office:value="378">
            <text:p>378</text:p>
          </table:table-cell>
          <table:table-cell table:style-name="ce12" table:formula="of:=(([.$C$10]/360)*[.$H$16]) - (([.$C$12]/360)*[.$H$16]) + ([.C29] * [.$H$16])" office:value-type="float" office:value="546">
            <text:p>546</text:p>
          </table:table-cell>
          <table:table-cell table:style-name="ce12" table:formula="of:=(([.$C$10]/360)*[.$I$16]) - (([.$C$12]/360)*[.$I$16]) + ([.C29] * [.$I$16])" office:value-type="float" office:value="945">
            <text:p>945</text:p>
          </table:table-cell>
          <table:table-cell table:style-name="ce12" table:formula="of:=(([.$C$10]/360)*[.$J$16]) - (([.$C$12]/360)*[.$J$16]) + ([.C29] * [.$J$16])" office:value-type="float" office:value="1512">
            <text:p>1512</text:p>
          </table:table-cell>
          <table:table-cell table:style-name="ce12" table:formula="of:=(([.$C$10]/360)*[.$K$16]) - (([.$C$12]/360)*[.$K$16]) + ([.C29] * [.$K$16])" office:value-type="float" office:value="3780">
            <text:p>3780</text:p>
          </table:table-cell>
          <table:table-cell table:style-name="ce12" table:formula="of:=(([.$C$10]/360)*[.$L$16]) - (([.$C$12]/360)*[.$L$16]) + ([.C29] * [.$L$16])" office:value-type="float" office:value="25.2">
            <text:p>2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table:style-name="ce11" table:formula="of:=(([.$C$10]/360)*[.$E$16]) - (([.$C$12]/360)*[.$E$16]) + ([.C30] * [.$E$16])" office:value-type="float" office:value="138">
            <text:p>138</text:p>
          </table:table-cell>
          <table:table-cell table:style-name="ce12" table:formula="of:=(([.$C$10]/360)*[.$F$16]) - (([.$C$12]/360)*[.$F$16]) + ([.C30] * [.$F$16])" office:value-type="float" office:value="276">
            <text:p>276</text:p>
          </table:table-cell>
          <table:table-cell table:style-name="ce12" table:formula="of:=(([.$C$10]/360)*[.$G$16]) - (([.$C$12]/360)*[.$G$16]) + ([.C30] * [.$G$16])" office:value-type="float" office:value="414">
            <text:p>414</text:p>
          </table:table-cell>
          <table:table-cell table:style-name="ce12" table:formula="of:=(([.$C$10]/360)*[.$H$16]) - (([.$C$12]/360)*[.$H$16]) + ([.C30] * [.$H$16])" office:value-type="float" office:value="598">
            <text:p>598</text:p>
          </table:table-cell>
          <table:table-cell table:style-name="ce12" table:formula="of:=(([.$C$10]/360)*[.$I$16]) - (([.$C$12]/360)*[.$I$16]) + ([.C30] * [.$I$16])" office:value-type="float" office:value="1035">
            <text:p>1035</text:p>
          </table:table-cell>
          <table:table-cell table:style-name="ce12" table:formula="of:=(([.$C$10]/360)*[.$J$16]) - (([.$C$12]/360)*[.$J$16]) + ([.C30] * [.$J$16])" office:value-type="float" office:value="1656">
            <text:p>1656</text:p>
          </table:table-cell>
          <table:table-cell table:style-name="ce12" table:formula="of:=(([.$C$10]/360)*[.$K$16]) - (([.$C$12]/360)*[.$K$16]) + ([.C30] * [.$K$16])" office:value-type="float" office:value="4140">
            <text:p>4140</text:p>
          </table:table-cell>
          <table:table-cell table:style-name="ce12" table:formula="of:=(([.$C$10]/360)*[.$L$16]) - (([.$C$12]/360)*[.$L$16]) + ([.C30] * [.$L$16])"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table:style-name="ce11" table:formula="of:=(([.$C$10]/360)*[.$E$16]) - (([.$C$12]/360)*[.$E$16]) + ([.C31] * [.$E$16])" office:value-type="float" office:value="150">
            <text:p>150</text:p>
          </table:table-cell>
          <table:table-cell table:style-name="ce12" table:formula="of:=(([.$C$10]/360)*[.$F$16]) - (([.$C$12]/360)*[.$F$16]) + ([.C31] * [.$F$16])" office:value-type="float" office:value="300">
            <text:p>300</text:p>
          </table:table-cell>
          <table:table-cell table:style-name="ce12" table:formula="of:=(([.$C$10]/360)*[.$G$16]) - (([.$C$12]/360)*[.$G$16]) + ([.C31] * [.$G$16])" office:value-type="float" office:value="450">
            <text:p>450</text:p>
          </table:table-cell>
          <table:table-cell table:style-name="ce12" table:formula="of:=(([.$C$10]/360)*[.$H$16]) - (([.$C$12]/360)*[.$H$16]) + ([.C31] * [.$H$16])" office:value-type="float" office:value="650">
            <text:p>650</text:p>
          </table:table-cell>
          <table:table-cell table:style-name="ce12" table:formula="of:=(([.$C$10]/360)*[.$I$16]) - (([.$C$12]/360)*[.$I$16]) + ([.C31] * [.$I$16])" office:value-type="float" office:value="1125">
            <text:p>1125</text:p>
          </table:table-cell>
          <table:table-cell table:style-name="ce12" table:formula="of:=(([.$C$10]/360)*[.$J$16]) - (([.$C$12]/360)*[.$J$16]) + ([.C31] * [.$J$16])" office:value-type="float" office:value="1800">
            <text:p>1800</text:p>
          </table:table-cell>
          <table:table-cell table:style-name="ce12" table:formula="of:=(([.$C$10]/360)*[.$K$16]) - (([.$C$12]/360)*[.$K$16]) + ([.C31] * [.$K$16])" office:value-type="float" office:value="4500">
            <text:p>4500</text:p>
          </table:table-cell>
          <table:table-cell table:style-name="ce12" table:formula="of:=(([.$C$10]/360)*[.$L$16]) - (([.$C$12]/360)*[.$L$16]) + ([.C31] * [.$L$16])" office:value-type="float" office:value="30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 style:data-style-name="N2" text:time-value="0000-00-00T04:11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8-01T20:45:56</meta:creation-date>
    <dc:date>2013-09-13T04:48:26</dc:date>
    <meta:editing-duration>PT9H13M57S</meta:editing-duration>
    <meta:editing-cycles>19</meta:editing-cycles>
    <meta:generator>LibreOffice/3.6$Linux_X86_64 LibreOffice_project/360m1$Build-304</meta:generator>
    <dc:creator>Ryan </dc:creator>
    <meta:document-statistic meta:table-count="2" meta:cell-count="175" meta:object-count="0"/>
  </office:meta>
</office:document-meta>
</file>